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31.1" calcext:value-type="float">
            <text:p>831.1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1986.12" calcext:value-type="float">
            <text:p>1986.12</text:p>
          </table:table-cell>
          <table:table-cell table:style-name="ce1" office:value-type="float" office:value="591.755" calcext:value-type="float">
            <text:p>591.75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float" office:value="2426.98" calcext:value-type="float">
            <text:p>2426.98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342.54" calcext:value-type="float">
            <text:p>3342.54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370.88" calcext:value-type="float">
            <text:p>3370.88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276.56" calcext:value-type="float">
            <text:p>4276.56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4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7.8" calcext:value-type="float">
            <text:p>247.8</text:p>
          </table:table-cell>
          <table:table-cell table:formula="of:=[.B15]-[.A15]" office:value-type="float" office:value="-0.128999999999991" calcext:value-type="float">
            <text:p>-0.129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7" calcext:value-type="float">
            <text:p>591.7</text:p>
          </table:table-cell>
          <table:table-cell table:formula="of:=[.B16]-[.A16]" office:value-type="float" office:value="-0.05499999999995" calcext:value-type="float">
            <text:p>-0.05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1" calcext:value-type="float">
            <text:p>723.1</text:p>
          </table:table-cell>
          <table:table-cell table:formula="of:=[.B17]-[.A17]" office:value-type="float" office:value="-0.199999999999932" calcext:value-type="float">
            <text:p>-0.2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1" calcext:value-type="float">
            <text:p>873.1</text:p>
          </table:table-cell>
          <table:table-cell table:formula="of:=[.B18]-[.A18]" office:value-type="float" office:value="-0.0799999999999272" calcext:value-type="float">
            <text:p>-0.08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1" calcext:value-type="float">
            <text:p>996.1</text:p>
          </table:table-cell>
          <table:table-cell table:formula="of:=[.B19]-[.A19]" office:value-type="float" office:value="-0.189999999999941" calcext:value-type="float">
            <text:p>-0.19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6" calcext:value-type="float">
            <text:p>1004.6</text:p>
          </table:table-cell>
          <table:table-cell table:formula="of:=[.B20]-[.A20]" office:value-type="float" office:value="-0.159999999999968" calcext:value-type="float">
            <text:p>-0.16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2" calcext:value-type="float">
            <text:p>1274.2</text:p>
          </table:table-cell>
          <table:table-cell table:formula="of:=[.B21]-[.A21]" office:value-type="float" office:value="-0.229000000000042" calcext:value-type="float">
            <text:p>-0.229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office:value-type="string" calcext:value-type="string">
            <text:p>Uncertainity of Energy</text:p>
          </table:table-cell>
        </table:table-row>
        <table:table-row table:style-name="ro1">
          <table:table-cell office:value-type="float" office:value="2478.3" calcext:value-type="float">
            <text:p>2478.3</text:p>
          </table:table-cell>
          <table:table-cell office:value-type="float" office:value="723.3" calcext:value-type="float">
            <text:p>723.3</text:p>
          </table:table-cell>
          <table:table-cell office:value-type="float" office:value="0.4" calcext:value-type="float">
            <text:p>0.4</text:p>
          </table:table-cell>
          <table:table-cell office:value-type="float" office:value="0.3022" calcext:value-type="float">
            <text:p>0.3022</text:p>
          </table:table-cell>
        </table:table-row>
        <table:table-row table:style-name="ro1">
          <table:table-cell office:value-type="float" office:value="2993.7" calcext:value-type="float">
            <text:p>2993.7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6" calcext:value-type="float">
            <text:p>0.6</text:p>
          </table:table-cell>
          <table:table-cell office:value-type="float" office:value="0.1823" calcext:value-type="float">
            <text:p>0.1823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996.29" calcext:value-type="float">
            <text:p>996.29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370.5" calcext:value-type="float">
            <text:p>4370.5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3" calcext:value-type="float">
            <text:p>0.3</text:p>
          </table:table-cell>
          <table:table-cell office:value-type="float" office:value="0.424" calcext:value-type="float">
            <text:p>0.424</text:p>
          </table:table-cell>
        </table:table-row>
      </table:table>
      <table:table table:name="Sheet3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50.1" calcext:value-type="float">
            <text:p>850.1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2027.9" calcext:value-type="float">
            <text:p>2027.9</text:p>
          </table:table-cell>
          <table:table-cell table:style-name="ce1" office:value-type="float" office:value="591.755" calcext:value-type="float">
            <text:p>591.75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float" office:value="2478.23" calcext:value-type="float">
            <text:p>2478.23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993.04" calcext:value-type="float">
            <text:p>2993.04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415.02" calcext:value-type="float">
            <text:p>3415.02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444.06" calcext:value-type="float">
            <text:p>3444.06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368.25" calcext:value-type="float">
            <text:p>4368.25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4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.6" calcext:value-type="float">
            <text:p>248.6</text:p>
          </table:table-cell>
          <table:table-cell table:formula="of:=[.B15]-[.A15]" office:value-type="float" office:value="0.670999999999992" calcext:value-type="float">
            <text:p>0.6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9" calcext:value-type="float">
            <text:p>591.9</text:p>
          </table:table-cell>
          <table:table-cell table:formula="of:=[.B16]-[.A16]" office:value-type="float" office:value="0.144999999999982" calcext:value-type="float">
            <text:p>0.14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1" calcext:value-type="float">
            <text:p>723.1</text:p>
          </table:table-cell>
          <table:table-cell table:formula="of:=[.B17]-[.A17]" office:value-type="float" office:value="-0.199999999999932" calcext:value-type="float">
            <text:p>-0.2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7" calcext:value-type="float">
            <text:p>873.7</text:p>
          </table:table-cell>
          <table:table-cell table:formula="of:=[.B18]-[.A18]" office:value-type="float" office:value="0.520000000000096" calcext:value-type="float">
            <text:p>0.5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8" calcext:value-type="float">
            <text:p>996.8</text:p>
          </table:table-cell>
          <table:table-cell table:formula="of:=[.B19]-[.A19]" office:value-type="float" office:value="0.509999999999991" calcext:value-type="float">
            <text:p>0.5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8" calcext:value-type="float">
            <text:p>1004.8</text:p>
          </table:table-cell>
          <table:table-cell table:formula="of:=[.B20]-[.A20]" office:value-type="float" office:value="0.0399999999999636" calcext:value-type="float">
            <text:p>0.0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5" calcext:value-type="float">
            <text:p>1274.5</text:p>
          </table:table-cell>
          <table:table-cell table:formula="of:=[.B21]-[.A21]" office:value-type="float" office:value="0.0709999999999127" calcext:value-type="float">
            <text:p>0.071</text:p>
          </table:table-cell>
          <table:table-cell/>
        </table:table-row>
      </table:table>
      <table:table table:name="Sheet4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23.3" calcext:value-type="float">
            <text:p>823.3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1965.4" calcext:value-type="float">
            <text:p>1965.4</text:p>
          </table:table-cell>
          <table:table-cell table:style-name="ce1" office:value-type="float" office:value="591.755" calcext:value-type="float">
            <text:p>591.75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float" office:value="2400.4" calcext:value-type="float">
            <text:p>2400.4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900.14" calcext:value-type="float">
            <text:p>2900.14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309.21" calcext:value-type="float">
            <text:p>3309.21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337.19" calcext:value-type="float">
            <text:p>3337.19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232.7" calcext:value-type="float">
            <text:p>4232.7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.4" calcext:value-type="float">
            <text:p>248.4</text:p>
          </table:table-cell>
          <table:table-cell table:formula="of:=[.B14]-[.A14]" office:value-type="float" office:value="0.471000000000004" calcext:value-type="float">
            <text:p>0.4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8" calcext:value-type="float">
            <text:p>591.8</text:p>
          </table:table-cell>
          <table:table-cell table:formula="of:=[.B15]-[.A15]" office:value-type="float" office:value="0.0449999999999591" calcext:value-type="float">
            <text:p>0.04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4" calcext:value-type="float">
            <text:p>723.4</text:p>
          </table:table-cell>
          <table:table-cell table:formula="of:=[.B16]-[.A16]" office:value-type="float" office:value="0.100000000000023" calcext:value-type="float">
            <text:p>0.1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3" calcext:value-type="float">
            <text:p>873.3</text:p>
          </table:table-cell>
          <table:table-cell table:formula="of:=[.B17]-[.A17]" office:value-type="float" office:value="0.120000000000005" calcext:value-type="float">
            <text:p>0.1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6" calcext:value-type="float">
            <text:p>996.6</text:p>
          </table:table-cell>
          <table:table-cell table:formula="of:=[.B18]-[.A18]" office:value-type="float" office:value="0.310000000000059" calcext:value-type="float">
            <text:p>0.3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.2" calcext:value-type="float">
            <text:p>1005.2</text:p>
          </table:table-cell>
          <table:table-cell table:formula="of:=[.B19]-[.A19]" office:value-type="float" office:value="0.440000000000055" calcext:value-type="float">
            <text:p>0.4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4" calcext:value-type="float">
            <text:p>1274.4</text:p>
          </table:table-cell>
          <table:table-cell table:formula="of:=[.B20]-[.A20]" office:value-type="float" office:value="-0.0289999999999964" calcext:value-type="float">
            <text:p>-0.029</text:p>
          </table:table-cell>
          <table:table-cell/>
        </table:table-row>
      </table:table>
      <table:table table:name="Sheet5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74.58" calcext:value-type="float">
            <text:p>874.58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2084.8" calcext:value-type="float">
            <text:p>2084.8</text:p>
          </table:table-cell>
          <table:table-cell table:style-name="ce1" office:value-type="float" office:value="591.755" calcext:value-type="float">
            <text:p>591.755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float" office:value="2549.74" calcext:value-type="float">
            <text:p>2549.74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078.1" calcext:value-type="float">
            <text:p>3078.1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511.1" calcext:value-type="float">
            <text:p>3511.1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540.9" calcext:value-type="float">
            <text:p>3540.9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491.1" calcext:value-type="float">
            <text:p>4491.1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" calcext:value-type="float">
            <text:p>248</text:p>
          </table:table-cell>
          <table:table-cell table:formula="of:=[.B13]-[.A13]" office:value-type="float" office:value="0.070999999999998" calcext:value-type="float">
            <text:p>0.0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6" calcext:value-type="float">
            <text:p>591.6</text:p>
          </table:table-cell>
          <table:table-cell table:formula="of:=[.B14]-[.A14]" office:value-type="float" office:value="-0.154999999999973" calcext:value-type="float">
            <text:p>-0.15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6" calcext:value-type="float">
            <text:p>723.6</text:p>
          </table:table-cell>
          <table:table-cell table:formula="of:=[.B15]-[.A15]" office:value-type="float" office:value="0.300000000000068" calcext:value-type="float">
            <text:p>0.3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5" calcext:value-type="float">
            <text:p>873.5</text:p>
          </table:table-cell>
          <table:table-cell table:formula="of:=[.B16]-[.A16]" office:value-type="float" office:value="0.32000000000005" calcext:value-type="float">
            <text:p>0.3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1" calcext:value-type="float">
            <text:p>996.1</text:p>
          </table:table-cell>
          <table:table-cell table:formula="of:=[.B17]-[.A17]" office:value-type="float" office:value="-0.189999999999941" calcext:value-type="float">
            <text:p>-0.19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.1" calcext:value-type="float">
            <text:p>1005.1</text:p>
          </table:table-cell>
          <table:table-cell table:formula="of:=[.B18]-[.A18]" office:value-type="float" office:value="0.340000000000032" calcext:value-type="float">
            <text:p>0.3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9" calcext:value-type="float">
            <text:p>1274.9</text:p>
          </table:table-cell>
          <table:table-cell table:formula="of:=[.B19]-[.A19]" office:value-type="float" office:value="0.471000000000004" calcext:value-type="float">
            <text:p>0.471</text:p>
          </table:table-cell>
          <table:table-cell/>
        </table:table-row>
      </table:table>
      <table:table table:name="Sheet6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43.3" calcext:value-type="float">
            <text:p>843.3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2011.3" calcext:value-type="float">
            <text:p>2011.3</text:p>
          </table:table-cell>
          <table:table-cell table:style-name="ce1" office:value-type="float" office:value="591.755" calcext:value-type="float">
            <text:p>591.75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float" office:value="2457.7" calcext:value-type="float">
            <text:p>2457.7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968.62" calcext:value-type="float">
            <text:p>2968.62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387.16" calcext:value-type="float">
            <text:p>3387.16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415.9" calcext:value-type="float">
            <text:p>3415.9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332.77" calcext:value-type="float">
            <text:p>4332.77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" calcext:value-type="float">
            <text:p>248</text:p>
          </table:table-cell>
          <table:table-cell table:formula="of:=[.B13]-[.A13]" office:value-type="float" office:value="0.070999999999998" calcext:value-type="float">
            <text:p>0.0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6" calcext:value-type="float">
            <text:p>591.6</text:p>
          </table:table-cell>
          <table:table-cell table:formula="of:=[.B14]-[.A14]" office:value-type="float" office:value="-0.154999999999973" calcext:value-type="float">
            <text:p>-0.155</text:p>
          </table:table-cell>
          <table:table-cell/>
        </table:table-row>
        <table:table-row table:style-name="ro1">
          <table:table-cell table:number-columns-repeated="2" office:value-type="float" office:value="723.3" calcext:value-type="float">
            <text:p>723.3</text:p>
          </table:table-cell>
          <table:table-cell table:formula="of:=[.B15]-[.A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3" calcext:value-type="float">
            <text:p>873.3</text:p>
          </table:table-cell>
          <table:table-cell table:formula="of:=[.B16]-[.A16]" office:value-type="float" office:value="0.120000000000005" calcext:value-type="float">
            <text:p>0.1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6" calcext:value-type="float">
            <text:p>996.6</text:p>
          </table:table-cell>
          <table:table-cell table:formula="of:=[.B17]-[.A17]" office:value-type="float" office:value="0.310000000000059" calcext:value-type="float">
            <text:p>0.3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.3" calcext:value-type="float">
            <text:p>1005.3</text:p>
          </table:table-cell>
          <table:table-cell table:formula="of:=[.B18]-[.A18]" office:value-type="float" office:value="0.539999999999964" calcext:value-type="float">
            <text:p>0.5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6" calcext:value-type="float">
            <text:p>1274.6</text:p>
          </table:table-cell>
          <table:table-cell table:formula="of:=[.B19]-[.A19]" office:value-type="float" office:value="0.170999999999822" calcext:value-type="float">
            <text:p>0.171</text:p>
          </table:table-cell>
          <table:table-cell/>
        </table:table-row>
      </table:table>
      <table:table table:name="Sheet7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61.3" calcext:value-type="float">
            <text:p>861.3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2058.39" calcext:value-type="float">
            <text:p>2058.39</text:p>
          </table:table-cell>
          <table:table-cell table:style-name="ce1" office:value-type="float" office:value="591.755" calcext:value-type="float">
            <text:p>591.75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float" office:value="2515.1" calcext:value-type="float">
            <text:p>2515.1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036.53" calcext:value-type="float">
            <text:p>3036.53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465.25" calcext:value-type="float">
            <text:p>3465.25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495.07" calcext:value-type="float">
            <text:p>3495.07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433.75" calcext:value-type="float">
            <text:p>4433.75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" calcext:value-type="float">
            <text:p>248</text:p>
          </table:table-cell>
          <table:table-cell table:formula="of:=[.B14]-[.A14]" office:value-type="float" office:value="0.070999999999998" calcext:value-type="float">
            <text:p>0.0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5" calcext:value-type="float">
            <text:p>591.5</text:p>
          </table:table-cell>
          <table:table-cell table:formula="of:=[.B15]-[.A15]" office:value-type="float" office:value="-0.254999999999995" calcext:value-type="float">
            <text:p>-0.25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1" calcext:value-type="float">
            <text:p>723.1</text:p>
          </table:table-cell>
          <table:table-cell table:formula="of:=[.B16]-[.A16]" office:value-type="float" office:value="-0.199999999999932" calcext:value-type="float">
            <text:p>-0.2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" calcext:value-type="float">
            <text:p>873</text:p>
          </table:table-cell>
          <table:table-cell table:formula="of:=[.B17]-[.A17]" office:value-type="float" office:value="-0.17999999999995" calcext:value-type="float">
            <text:p>-0.18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1" calcext:value-type="float">
            <text:p>996.1</text:p>
          </table:table-cell>
          <table:table-cell table:formula="of:=[.B18]-[.A18]" office:value-type="float" office:value="-0.189999999999941" calcext:value-type="float">
            <text:p>-0.19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9" calcext:value-type="float">
            <text:p>1004.9</text:p>
          </table:table-cell>
          <table:table-cell table:formula="of:=[.B19]-[.A19]" office:value-type="float" office:value="0.139999999999986" calcext:value-type="float">
            <text:p>0.1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7" calcext:value-type="float">
            <text:p>1274.7</text:p>
          </table:table-cell>
          <table:table-cell table:formula="of:=[.B20]-[.A20]" office:value-type="float" office:value="0.270999999999958" calcext:value-type="float">
            <text:p>0.271</text:p>
          </table:table-cell>
          <table:table-cell/>
        </table:table-row>
      </table:table>
      <table:table table:name="Sheet8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1930.5" calcext:value-type="float">
            <text:p>1930.5</text:p>
          </table:table-cell>
          <table:table-cell table:style-name="ce1" office:value-type="float" office:value="591.755" calcext:value-type="float">
            <text:p>591.7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float" office:value="2359.71" calcext:value-type="float">
            <text:p>2359.71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848.89" calcext:value-type="float">
            <text:p>2848.89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250.82" calcext:value-type="float">
            <text:p>3250.82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278.65" calcext:value-type="float">
            <text:p>3278.65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159.3" calcext:value-type="float">
            <text:p>4159.3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4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6" calcext:value-type="float">
            <text:p>591.6</text:p>
          </table:table-cell>
          <table:table-cell table:formula="of:=[.B15]-[.A15]" office:value-type="float" office:value="-0.154999999999973" calcext:value-type="float">
            <text:p>-0.15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1" calcext:value-type="float">
            <text:p>723.1</text:p>
          </table:table-cell>
          <table:table-cell table:formula="of:=[.B16]-[.A16]" office:value-type="float" office:value="-0.199999999999932" calcext:value-type="float">
            <text:p>-0.2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3" calcext:value-type="float">
            <text:p>873.3</text:p>
          </table:table-cell>
          <table:table-cell table:formula="of:=[.B17]-[.A17]" office:value-type="float" office:value="0.120000000000005" calcext:value-type="float">
            <text:p>0.1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3" calcext:value-type="float">
            <text:p>996.3</text:p>
          </table:table-cell>
          <table:table-cell table:formula="of:=[.B18]-[.A18]" office:value-type="float" office:value="0.00999999999999091" calcext:value-type="float">
            <text:p>0.0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9" calcext:value-type="float">
            <text:p>1004.9</text:p>
          </table:table-cell>
          <table:table-cell table:formula="of:=[.B19]-[.A19]" office:value-type="float" office:value="0.139999999999986" calcext:value-type="float">
            <text:p>0.1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6" calcext:value-type="float">
            <text:p>1274.6</text:p>
          </table:table-cell>
          <table:table-cell table:formula="of:=[.B20]-[.A20]" office:value-type="float" office:value="0.170999999999822" calcext:value-type="float">
            <text:p>0.1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1:35:36.638871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1:26:42.627289016</meta:creation-date>
    <dc:date>2018-07-27T14:56:41.872155833</dc:date>
    <meta:editing-duration>PT4H44M6S</meta:editing-duration>
    <meta:editing-cycles>13</meta:editing-cycles>
    <meta:generator>LibreOffice/5.1.6.2$Linux_X86_64 LibreOffice_project/10m0$Build-2</meta:generator>
    <meta:document-statistic meta:table-count="8" meta:cell-count="417" meta:object-count="0"/>
  </office:meta>
</office:document-meta>
</file>